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ulti-Key Input</text:p>
      <text:p text:style-name="Standard"/>
      <text:p text:style-name="P4">This Input plugin is helpful to address the problem in DBP where you can only keep track of one key at a time because you are only returned one scancode at a time. This Input system will track multiple key presses at the same time! Every key will call one function so if you press two keys then two keys will be pressed!</text:p>
      <text:p text:style-name="P2"/>
      <text:p text:style-name="P2">Key Functions:</text:p>
      <text:p text:style-name="P4">These are the labels for the functions that you can call. Each key will have a key name that you can add to the end of the function name to specify which key you are talking about.</text:p>
      <text:p text:style-name="Standard"/>
      <text:p text:style-name="Standard">“KeyPressed_” + KeyName</text:p>
      <text:p text:style-name="Standard">“KeyReleased_” + KeyName</text:p>
      <text:p text:style-name="Standard">“KeyDown_” + KeyName</text:p>
      <text:p text:style-name="Standard">“MousePressed_” + KeyName</text:p>
      <text:p text:style-name="Standard">“MouseReleased_” + KeyName</text:p>
      <text:p text:style-name="Standard">“MouseDown_” + KeyName</text:p>
      <text:p text:style-name="Standard">“AnyKey” + KeyName</text:p>
      <text:p text:style-name="Standard">“AnyKey_Down” + KeyName</text:p>
      <text:p text:style-name="Standard">“AnyKey_Pressed” + KeyName</text:p>
      <text:p text:style-name="Standard"/>
      <text:p text:style-name="P1">Key Setup <text:span text:style-name="T1">LPSCap</text:span></text:p>
      <text:p text:style-name="P1"/>
      <text:p text:style-name="P1"><text:span text:style-name="T1">This command will setup the Multi-Threaded Input system. The LPSCap (loops per second) is the rate at which the thread runs at.</text:span></text:p>
      <text:p text:style-name="P1"/>
      <text:p text:style-name="P1">Key Pause Thread</text:p>
      <text:p text:style-name="P1"><text:span text:style-name="T1"/></text:p>
      <text:p text:style-name="P1"><text:span text:style-name="T1">This command will pause the thread that is running the input system.</text:span></text:p>
      <text:p text:style-name="P1"><text:span text:style-name="T1"/></text:p>
      <text:p text:style-name="P1">Key Resume Thread</text:p>
      <text:p text:style-name="P1"><text:span text:style-name="T1"/></text:p>
      <text:p text:style-name="P1"><text:span text:style-name="T1">This command will resume the paused thread that is running the input system.</text:span></text:p>
      <text:p text:style-name="P1"><text:span text:style-name="T1"/></text:p>
      <text:p text:style-name="P1">Key End Thread</text:p>
      <text:p text:style-name="P1"><text:span text:style-name="T1"/></text:p>
      <text:p text:style-name="P1"><text:span text:style-name="T1">This command will end the thread that is running the input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1T11:56:07.67</meta:creation-date>
    <dc:date>2012-10-01T12:17:06.22</dc:date>
    <meta:editing-duration>PT21M2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21" meta:word-count="211" meta:character-count="1136"/>
  </office:meta>
</office:document-meta>
</file>